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 fo:min-height="2.296cm" fo:min-width="18.931cm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 fo:min-height="2.295cm" fo:min-width="18.931cm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.932cm" fo:min-width="6.008cm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1.932cm" fo:min-width="6.007cm"/>
    </style:style>
    <style:style style:name="P1" style:family="paragraph">
      <style:paragraph-properties fo:text-align="center"/>
      <style:text-properties fo:font-size="18pt" style:font-weight-complex="normal"/>
    </style:style>
    <style:style style:name="P2" style:family="paragraph">
      <loext:graphic-properties draw:fill-color="#ffffff"/>
      <style:paragraph-properties fo:text-align="center"/>
      <style:text-properties fo:font-size="18pt" style:font-size-asian="16pt" style:font-size-complex="16pt" style:font-weight-complex="normal"/>
    </style:style>
    <style:style style:name="P3" style:family="paragraph">
      <style:paragraph-properties fo:text-align="center"/>
      <style:text-properties fo:font-size="18pt" style:font-size-asian="18pt" style:font-size-complex="18pt" style:font-weight-complex="normal"/>
    </style:style>
    <style:style style:name="P4" style:family="paragraph">
      <loext:graphic-properties draw:fill-color="#ffffff"/>
      <style:paragraph-properties fo:text-align="center"/>
      <style:text-properties fo:font-size="18pt" style:font-size-asian="18pt" style:font-size-complex="18pt" style:font-weight-complex="normal"/>
    </style:style>
    <style:style style:name="T1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431cm" svg:height="2.546cm" svg:x="0.458cm" svg:y="9.864cm">
          <text:p text:style-name="P1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431cm" svg:height="2.546cm" svg:x="0.458cm" svg:y="7.318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431cm" svg:height="2.545cm" svg:x="0.458cm" svg:y="4.773cm">
          <text:p text:style-name="P1"><text:span text:style-name="T1">Docker container engin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508cm" svg:height="2.182cm" svg:x="0.458cm" svg:y="2.608cm">
          <text:p text:style-name="P3">Bin/Lib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507cm" svg:height="2.182cm" svg:x="6.874cm" svg:y="2.608cm">
          <text:p text:style-name="P3">Bin/Lib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508cm" svg:height="2.182cm" svg:x="13.381cm" svg:y="2.608cm">
          <text:p text:style-name="P3">Bin/Lib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508cm" svg:height="2.182cm" svg:x="0.458cm" svg:y="0.426cm">
          <text:p text:style-name="P3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507cm" svg:height="2.182cm" svg:x="6.874cm" svg:y="0.426cm">
          <text:p text:style-name="P3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508cm" svg:height="2.182cm" svg:x="13.381cm" svg:y="0.426cm">
          <text:p text:style-name="P3">App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56cm" fo:margin-bottom="0.126cm" fo:margin-left="0.331cm" fo:margin-right="0.3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8T20:40:14.401420923</meta:creation-date>
    <dc:date>2015-07-28T21:18:13.660079953</dc:date>
    <meta:editing-duration>PT37M57S</meta:editing-duration>
    <meta:editing-cycles>5</meta:editing-cycles>
    <meta:generator>LibreOffice/4.4.4.3$Linux_X86_64 LibreOffice_project/40m0$Build-3</meta:generator>
    <meta:document-statistic meta:object-count="9"/>
  </office:meta>
</office:document-meta>
</file>